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roximaNova" svg:font-family="ProximaNov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5382" officeooo:paragraph-rsid="001b5382"/>
    </style:style>
    <style:style style:name="P2" style:family="paragraph" style:parent-style-name="Standard">
      <style:paragraph-properties fo:text-align="start" style:justify-single-word="false"/>
      <style:text-properties officeooo:rsid="001b5382" officeooo:paragraph-rsid="001b5382"/>
    </style:style>
    <style:style style:name="P3" style:family="paragraph" style:parent-style-name="Standard">
      <style:paragraph-properties fo:text-align="start" style:justify-single-word="false"/>
      <style:text-properties officeooo:rsid="001cae66" officeooo:paragraph-rsid="001cae66"/>
    </style:style>
    <style:style style:name="P4" style:family="paragraph" style:parent-style-name="Standard">
      <style:paragraph-properties fo:text-align="start" style:justify-single-word="false"/>
      <style:text-properties officeooo:paragraph-rsid="001cae66"/>
    </style:style>
    <style:style style:name="T1" style:family="text">
      <style:text-properties officeooo:rsid="001cae66"/>
    </style:style>
    <style:style style:name="T2" style:family="text">
      <style:text-properties fo:font-variant="normal" fo:text-transform="none" fo:color="#000000" style:font-name="ProximaNova" fo:font-size="13.5pt" fo:letter-spacing="normal" fo:font-style="normal" fo:font-weight="normal"/>
    </style:style>
    <style:style style:name="T3" style:family="text">
      <style:text-properties fo:font-variant="normal" fo:text-transform="none" fo:color="#000000" style:font-name="ProximaNova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style:font-name="ProximaNova" fo:font-size="11pt" fo:letter-spacing="normal" fo:font-style="normal" fo:font-weight="normal" officeooo:rsid="001e6ed4" style:font-size-asian="11pt" style:font-size-complex="11pt"/>
    </style:style>
    <style:style style:name="T5" style:family="text">
      <style:text-properties officeooo:rsid="001e6e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Química</text:p>
      <text:p text:style-name="P1"/>
      <text:p text:style-name="P2">1-Não, pois a ingestão dos grupos de alimentos deve ser completa sem exclusão de nenhum deles.</text:p>
      <text:p text:style-name="P2">2-São os alimentos que tem a maior quantidade de açúcar, apresentam alto te<text:span text:style-name="T1">or de </text:span><text:span text:style-name="T5">proteína.</text:span></text:p>
      <text:p text:style-name="P4"><text:span text:style-name="T1">3-</text:span><text:span text:style-name="T3">Porque o açucar é um carboidrato rápido, ou seja, libera energia rapidamente.</text:span></text:p>
      <text:p text:style-name="P3"><text:span text:style-name="T3">b)</text:span></text:p>
      <text:p text:style-name="P3"><text:span text:style-name="T3">4-Por que a farinha de milho apresenta menos </text:span><text:span text:style-name="T4">aminoácidos</text:span><text:span text:style-name="T3"> para a ret</text:span><text:span text:style-name="T4">enção de proteínas, os quais são necessários para se manter saudável.</text:span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roximaNova" svg:font-family="ProximaNov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15:27:08.043532203</meta:creation-date>
    <dc:date>2020-10-09T15:48:49.441933530</dc:date>
    <meta:editing-duration>PT1M21S</meta:editing-duration>
    <meta:editing-cycles>1</meta:editing-cycles>
    <meta:document-statistic meta:table-count="0" meta:image-count="0" meta:object-count="0" meta:page-count="1" meta:paragraph-count="6" meta:word-count="69" meta:character-count="421" meta:non-whitespace-character-count="358"/>
    <meta:generator>LibreOffice/6.4.6.2$Linux_X86_64 LibreOffice_project/40$Build-2</meta:generator>
  </office:meta>
</office:document-meta>
</file>